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52"/>
      <text:p text:style-name="P52"/>
      <text:p text:style-name="P52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52"/>
      <text:p text:style-name="P52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52"/>
      <text:p text:style-name="P52"/>
      <text:p text:style-name="P52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52"/>
      <text:p text:style-name="P52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53"/>
      <text:p text:style-name="P63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54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55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55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56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64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57"/>
      <text:p text:style-name="P57"/>
      <text:p text:style-name="P57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57"/>
      <text:p text:style-name="P57"/>
      <text:p text:style-name="P57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58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59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60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61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62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65"/>
      <text:p text:style-name="P65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66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67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68"/>
      <text:p text:style-name="P68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69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69"/>
      <text:p text:style-name="P69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70"/>
      <text:p text:style-name="P70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71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72"/>
      <text:p text:style-name="P71">D<text:span text:style-name="T12">imecres</text:span><text:tab/><text:span text:style-name="T17">08</text:span>/<text:span text:style-name="T14">11</text:span>/23</text:p>
      <text:p text:style-name="P73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73"/>
      <text:p text:style-name="P73"/>
      <text:p text:style-name="P75">D<text:span text:style-name="T12">ijous</text:span><text:tab/><text:tab/><text:span text:style-name="T17">09</text:span>/<text:span text:style-name="T14">11</text:span>/23</text:p>
      <text:p text:style-name="P74"><text:span text:style-name="T21">Examen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9T20:34:46.750463266</dc:date>
    <meta:editing-duration>PT27M52S</meta:editing-duration>
    <meta:editing-cycles>39</meta:editing-cycles>
    <meta:document-statistic meta:table-count="0" meta:image-count="0" meta:object-count="0" meta:page-count="4" meta:paragraph-count="98" meta:word-count="548" meta:character-count="3644" meta:non-whitespace-character-count="3174"/>
  </office:meta>
</office:document-meta>
</file>